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0706000007061A1C3F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cross" text:anchor-type="as-char" svg:width="1.797cm" svg:height="1.797cm" draw:z-index="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" text:anchor-type="as-char" svg:width="1.797cm" svg:height="1.797cm" draw:z-index="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" text:anchor-type="as-char" svg:width="1.797cm" svg:height="1.797cm" draw:z-index="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" text:anchor-type="as-char" svg:width="1.797cm" svg:height="1.797cm" draw:z-index="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" text:anchor-type="as-char" svg:width="1.797cm" svg:height="1.797cm" draw:z-index="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5" text:anchor-type="as-char" svg:width="1.797cm" svg:height="1.797cm" draw:z-index="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6" text:anchor-type="as-char" svg:width="1.797cm" svg:height="1.797cm" draw:z-index="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7" text:anchor-type="as-char" svg:width="1.797cm" svg:height="1.797cm" draw:z-index="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8" text:anchor-type="as-char" svg:width="1.797cm" svg:height="1.797cm" draw:z-index="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9" text:anchor-type="as-char" svg:width="1.797cm" svg:height="1.797cm" draw:z-index="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10" text:anchor-type="as-char" svg:width="1.797cm" svg:height="1.797cm" draw:z-index="1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1" text:anchor-type="as-char" svg:width="1.797cm" svg:height="1.797cm" draw:z-index="1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2" text:anchor-type="as-char" svg:width="1.797cm" svg:height="1.797cm" draw:z-index="1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3" text:anchor-type="as-char" svg:width="1.797cm" svg:height="1.797cm" draw:z-index="1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4" text:anchor-type="as-char" svg:width="1.797cm" svg:height="1.797cm" draw:z-index="1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15" text:anchor-type="as-char" svg:width="1.797cm" svg:height="1.797cm" draw:z-index="1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6" text:anchor-type="as-char" svg:width="1.797cm" svg:height="1.797cm" draw:z-index="1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7" text:anchor-type="as-char" svg:width="1.797cm" svg:height="1.797cm" draw:z-index="1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8" text:anchor-type="as-char" svg:width="1.797cm" svg:height="1.797cm" draw:z-index="1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19" text:anchor-type="as-char" svg:width="1.797cm" svg:height="1.797cm" draw:z-index="1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20" text:anchor-type="as-char" svg:width="1.797cm" svg:height="1.797cm" draw:z-index="2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1" text:anchor-type="as-char" svg:width="1.797cm" svg:height="1.797cm" draw:z-index="2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2" text:anchor-type="as-char" svg:width="1.797cm" svg:height="1.797cm" draw:z-index="2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3" text:anchor-type="as-char" svg:width="1.797cm" svg:height="1.797cm" draw:z-index="2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4" text:anchor-type="as-char" svg:width="1.797cm" svg:height="1.797cm" draw:z-index="2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25" text:anchor-type="as-char" svg:width="1.797cm" svg:height="1.797cm" draw:z-index="2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6" text:anchor-type="as-char" svg:width="1.797cm" svg:height="1.797cm" draw:z-index="2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7" text:anchor-type="as-char" svg:width="1.797cm" svg:height="1.797cm" draw:z-index="2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8" text:anchor-type="as-char" svg:width="1.797cm" svg:height="1.797cm" draw:z-index="2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29" text:anchor-type="as-char" svg:width="1.797cm" svg:height="1.797cm" draw:z-index="2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30" text:anchor-type="as-char" svg:width="1.797cm" svg:height="1.797cm" draw:z-index="3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1" text:anchor-type="as-char" svg:width="1.797cm" svg:height="1.797cm" draw:z-index="3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2" text:anchor-type="as-char" svg:width="1.797cm" svg:height="1.797cm" draw:z-index="3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3" text:anchor-type="as-char" svg:width="1.797cm" svg:height="1.797cm" draw:z-index="3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4" text:anchor-type="as-char" svg:width="1.797cm" svg:height="1.797cm" draw:z-index="3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35" text:anchor-type="as-char" svg:width="1.797cm" svg:height="1.797cm" draw:z-index="3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6" text:anchor-type="as-char" svg:width="1.797cm" svg:height="1.797cm" draw:z-index="3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7" text:anchor-type="as-char" svg:width="1.797cm" svg:height="1.797cm" draw:z-index="3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8" text:anchor-type="as-char" svg:width="1.797cm" svg:height="1.797cm" draw:z-index="3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39" text:anchor-type="as-char" svg:width="1.797cm" svg:height="1.797cm" draw:z-index="3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40" text:anchor-type="as-char" svg:width="1.797cm" svg:height="1.797cm" draw:z-index="4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1" text:anchor-type="as-char" svg:width="1.797cm" svg:height="1.797cm" draw:z-index="4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2" text:anchor-type="as-char" svg:width="1.797cm" svg:height="1.797cm" draw:z-index="4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3" text:anchor-type="as-char" svg:width="1.797cm" svg:height="1.797cm" draw:z-index="4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4" text:anchor-type="as-char" svg:width="1.797cm" svg:height="1.797cm" draw:z-index="4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45" text:anchor-type="as-char" svg:width="1.797cm" svg:height="1.797cm" draw:z-index="4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6" text:anchor-type="as-char" svg:width="1.797cm" svg:height="1.797cm" draw:z-index="4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7" text:anchor-type="as-char" svg:width="1.797cm" svg:height="1.797cm" draw:z-index="4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8" text:anchor-type="as-char" svg:width="1.797cm" svg:height="1.797cm" draw:z-index="4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49" text:anchor-type="as-char" svg:width="1.797cm" svg:height="1.797cm" draw:z-index="4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50" text:anchor-type="as-char" svg:width="1.797cm" svg:height="1.797cm" draw:z-index="5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1" text:anchor-type="as-char" svg:width="1.797cm" svg:height="1.797cm" draw:z-index="5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2" text:anchor-type="as-char" svg:width="1.797cm" svg:height="1.797cm" draw:z-index="5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3" text:anchor-type="as-char" svg:width="1.797cm" svg:height="1.797cm" draw:z-index="5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4" text:anchor-type="as-char" svg:width="1.797cm" svg:height="1.797cm" draw:z-index="54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55" text:anchor-type="as-char" svg:width="1.797cm" svg:height="1.797cm" draw:z-index="55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6" text:anchor-type="as-char" svg:width="1.797cm" svg:height="1.797cm" draw:z-index="56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7" text:anchor-type="as-char" svg:width="1.797cm" svg:height="1.797cm" draw:z-index="57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8" text:anchor-type="as-char" svg:width="1.797cm" svg:height="1.797cm" draw:z-index="58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59" text:anchor-type="as-char" svg:width="1.797cm" svg:height="1.797cm" draw:z-index="59"><draw:image xlink:href="Pictures/2000000D00000706000007061A1C3F5C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cross60" text:anchor-type="as-char" svg:width="1.797cm" svg:height="1.797cm" draw:z-index="60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61" text:anchor-type="as-char" svg:width="1.797cm" svg:height="1.797cm" draw:z-index="61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62" text:anchor-type="as-char" svg:width="1.797cm" svg:height="1.797cm" draw:z-index="62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63" text:anchor-type="as-char" svg:width="1.797cm" svg:height="1.797cm" draw:z-index="63"><draw:image xlink:href="Pictures/2000000D00000706000007061A1C3F5C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cross64" text:anchor-type="as-char" svg:width="1.797cm" svg:height="1.797cm" draw:z-index="64"><draw:image xlink:href="Pictures/2000000D00000706000007061A1C3F5C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0:50</meta:creation-date>
    <dc:creator>Jim Parry</dc:creator>
    <dc:date>2006-10-31T19:40:11</dc:date>
    <dc:language>en-US</dc:language>
    <meta:editing-cycles>4</meta:editing-cycles>
    <meta:editing-duration>PT22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